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text-properties style:font-name="FreeSans" officeooo:rsid="0013e040" officeooo:paragraph-rsid="000d89c9"/>
    </style:style>
    <style:style style:name="P2" style:family="paragraph" style:parent-style-name="Standard">
      <style:text-properties style:font-name="FreeSans" fo:font-weight="normal" officeooo:rsid="0030b819" officeooo:paragraph-rsid="000d89c9" style:font-weight-asian="normal" style:font-weight-complex="normal"/>
    </style:style>
    <style:style style:name="T1" style:family="text">
      <style:text-properties style:font-name="FreeSans" fo:font-size="9.5pt" style:font-size-asian="9.5pt" style:font-size-complex="9.5pt"/>
    </style:style>
    <style:style style:name="T2" style:family="text">
      <style:text-properties style:font-name="FreeSans" fo:font-size="9.5pt" fo:font-weight="bold" style:font-size-asian="9.5pt" style:font-weight-asian="bold" style:font-size-complex="9.5pt" style:font-weight-complex="bold"/>
    </style:style>
    <style:style style:name="T3" style:family="text">
      <style:text-properties style:font-name="FreeSans" fo:font-size="6pt" style:font-size-asian="6pt" style:font-size-complex="6pt"/>
    </style:style>
    <style:style style:name="T4" style:family="text">
      <style:text-properties style:font-name="FreeSans" fo:font-size="6pt" style:font-size-asian="6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vg:stroke-color="#000000"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58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custom-shape text:anchor-type="paragraph" draw:z-index="0" draw:style-name="gr1" svg:width="4.1906in" svg:height="1.3067in" svg:x="0.0047in" svg:y="0.0252in"><text:p/><draw:enhanced-geometry svg:viewBox="0 0 21600 21600" draw:type="rectangle" draw:enhanced-path="M 0 0 L 21600 0 21600 21600 0 21600 0 0 Z N"/></draw:custom-shape><draw:frame text:anchor-type="paragraph" draw:z-index="1" draw:style-name="gr2" svg:width="4.1606in" svg:height="1.2587in" svg:x="0.0346in" svg:y="0.048in"><draw:text-box><text:p><text:span text:style-name="T1">Imagine you have pressed the two slices of bread (one covered with strawberry jam and one covered with peanut butter) together and passed it to Mary. Which of the following two actions is </text:span><text:span text:style-name="T2">more expected</text:span><text:span text:style-name="T1">?</text:span></text:p><text:p><text:span text:style-name="T3"/></text:p><text:p><text:span text:style-name="T1">A. Mary puts the given sandwich into a zip lock bag after cutting it in half.</text:span></text:p><text:p><text:span text:style-name="T4"/></text:p><text:p><text:span text:style-name="T1">B. Mary puts some pickles on another slice of bread.</text:span></text:p><text:p><text:span text:style-name="T4"/></text:p><text:p><text:span text:style-name="T1">C. Equally expected.</text:span></text:p></draw:text-box></draw:fram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1T10:34:21.572656435</meta:creation-date>
    <dc:date>2015-11-17T11:09:18.709733161</dc:date>
    <meta:editing-duration>PT2M39S</meta:editing-duration>
    <meta:editing-cycles>8</meta:editing-cycles>
    <meta:generator>LibreOffice/4.2.8.2$Linux_X86_64 LibreOffice_project/420m0$Build-2</meta:generator>
    <meta:document-statistic meta:table-count="0" meta:image-count="0" meta:object-count="0" meta:page-count="1" meta:paragraph-count="0" meta:word-count="0" meta:character-count="0" meta:non-whitespace-character-count="0"/>
  </office:meta>
</office:document-meta>
</file>